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pitch="variable"/>
    <style:font-face style:name="Albany" svg:font-family="Albany, Arial, 'Luxi Sans', 'Bitstream Vera Sans', Helvetica, Lucida, Geneva, Helmet, SansSerif, 'Andale Sans UI', 'Arial Unicode MS', 'Lucida Sans Unicode', Tahoma" style:font-family-generic="swiss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HP-41C Tone spreadsheet</text:p>
          </table:table-cell>
          <table:table-cell table:number-columns-repeated="4"/>
        </table:table-row>
        <table:table-row table:style-name="ro1">
          <table:table-cell office:value-type="string">
            <text:p>Copyright 2005 Eric Smit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t frequency</text:p>
          </table:table-cell>
          <table:table-cell table:style-name="ce1" office:value-type="float" office:value="375200">
            <text:p>3.75E+005</text:p>
          </table:table-cell>
          <table:table-cell table:number-columns-repeated="3"/>
        </table:table-row>
        <table:table-row table:style-name="ro1">
          <table:table-cell office:value-type="string">
            <text:p>Word frequency</text:p>
          </table:table-cell>
          <table:table-cell table:style-name="ce1" table:formula="oooc:=[.B4]/56" office:value-type="float" office:value="6700">
            <text:p>6.70E+003</text:p>
          </table:table-cell>
          <table:table-cell table:number-columns-repeated="3"/>
        </table:table-row>
        <table:table-row table:style-name="ro1">
          <table:table-cell office:value-type="string">
            <text:p>Word time</text:p>
          </table:table-cell>
          <table:table-cell table:style-name="ce1" table:formula="oooc:=1/[.B5]" office:value-type="float" office:value="0.000149253731343284">
            <text:p>1.49E-00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ne #</text:p>
          </table:table-cell>
          <table:table-cell office:value-type="string">
            <text:p>Pulse width</text:p>
          </table:table-cell>
          <table:table-cell office:value-type="string">
            <text:p>Cycle</text:p>
          </table:table-cell>
          <table:table-cell office:value-type="string">
            <text:p>Cycle time</text:p>
          </table:table-cell>
          <table:table-cell office:value-type="string">
            <text:p>Frequenc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ooc:=2*[.B9]" office:value-type="float" office:value="36">
            <text:p>36</text:p>
          </table:table-cell>
          <table:table-cell table:formula="oooc:=[.C9]*[.B$6]" office:value-type="float" office:value="0.00537313432835821">
            <text:p>0.01</text:p>
          </table:table-cell>
          <table:table-cell table:formula="oooc:=1/[.D9]" office:value-type="float" office:value="186.111111111111">
            <text:p>186.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ooc:=2*[.B10]" office:value-type="float" office:value="32">
            <text:p>32</text:p>
          </table:table-cell>
          <table:table-cell table:formula="oooc:=[.C10]*[.B$6]" office:value-type="float" office:value="0.00477611940298507">
            <text:p>0</text:p>
          </table:table-cell>
          <table:table-cell table:formula="oooc:=1/[.D10]" office:value-type="float" office:value="209.375">
            <text:p>209.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ooc:=2*[.B11]" office:value-type="float" office:value="28">
            <text:p>28</text:p>
          </table:table-cell>
          <table:table-cell table:formula="oooc:=[.C11]*[.B$6]" office:value-type="float" office:value="0.00417910447761194">
            <text:p>0</text:p>
          </table:table-cell>
          <table:table-cell table:formula="oooc:=1/[.D11]" office:value-type="float" office:value="239.285714285714">
            <text:p>239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ooc:=2*[.B12]" office:value-type="float" office:value="24">
            <text:p>24</text:p>
          </table:table-cell>
          <table:table-cell table:formula="oooc:=[.C12]*[.B$6]" office:value-type="float" office:value="0.00358208955223881">
            <text:p>0</text:p>
          </table:table-cell>
          <table:table-cell table:formula="oooc:=1/[.D12]" office:value-type="float" office:value="279.166666666667">
            <text:p>279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ooc:=2*[.B13]" office:value-type="float" office:value="20">
            <text:p>20</text:p>
          </table:table-cell>
          <table:table-cell table:formula="oooc:=[.C13]*[.B$6]" office:value-type="float" office:value="0.00298507462686567">
            <text:p>0</text:p>
          </table:table-cell>
          <table:table-cell table:formula="oooc:=1/[.D13]" office:value-type="float" office:value="335">
            <text:p>3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2*[.B14]" office:value-type="float" office:value="16">
            <text:p>16</text:p>
          </table:table-cell>
          <table:table-cell table:formula="oooc:=[.C14]*[.B$6]" office:value-type="float" office:value="0.00238805970149254">
            <text:p>0</text:p>
          </table:table-cell>
          <table:table-cell table:formula="oooc:=1/[.D14]" office:value-type="float" office:value="418.75">
            <text:p>418.75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formula="oooc:=2*[.B15]" office:value-type="float" office:value="12">
            <text:p>12</text:p>
          </table:table-cell>
          <table:table-cell table:formula="oooc:=[.C15]*[.B$6]" office:value-type="float" office:value="0.0017910447761194">
            <text:p>0</text:p>
          </table:table-cell>
          <table:table-cell table:formula="oooc:=1/[.D15]" office:value-type="float" office:value="558.333333333333">
            <text:p>558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ooc:=2*[.B16]" office:value-type="float" office:value="10">
            <text:p>10</text:p>
          </table:table-cell>
          <table:table-cell table:formula="oooc:=[.C16]*[.B$6]" office:value-type="float" office:value="0.00149253731343284">
            <text:p>0</text:p>
          </table:table-cell>
          <table:table-cell table:formula="oooc:=1/[.D16]" office:value-type="float" office:value="670">
            <text:p>6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ooc:=2*[.B17]" office:value-type="float" office:value="8">
            <text:p>8</text:p>
          </table:table-cell>
          <table:table-cell table:formula="oooc:=[.C17]*[.B$6]" office:value-type="float" office:value="0.00119402985074627">
            <text:p>0</text:p>
          </table:table-cell>
          <table:table-cell table:formula="oooc:=1/[.D17]" office:value-type="float" office:value="837.5">
            <text:p>8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ooc:=2*[.B18]" office:value-type="float" office:value="6">
            <text:p>6</text:p>
          </table:table-cell>
          <table:table-cell table:formula="oooc:=[.C18]*[.B$6]" office:value-type="float" office:value="0.000895522388059701">
            <text:p>0</text:p>
          </table:table-cell>
          <table:table-cell table:formula="oooc:=1/[.D18]" office:value-type="float" office:value="1116.66666666667">
            <text:p>1116.67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pitch="variable"/>
    <style:font-face style:name="Albany" svg:font-family="Albany, Arial, 'Luxi Sans', 'Bitstream Vera Sans', Helvetica, Lucida, Geneva, Helmet, SansSerif, 'Andale Sans UI', 'Arial Unicode MS', 'Lucida Sans Unicode', 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Luxi Sans" style:language-asian="none" style:country-asian="none" style:font-name-complex="Luxi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28">07/28/2005</text:date>, <text:time>18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2$Linux OpenOffice.org_project/680m112$Build-8929</meta:generator>
    <meta:creation-date>2005-07-28T18:12:56</meta:creation-date>
    <dc:date>2005-07-28T18:27:14</dc:date>
    <dc:language>en-US</dc:language>
    <meta:editing-cycles>2</meta:editing-cycles>
    <meta:editing-duration>PT14M20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